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DAOImpl.setPartnerLinkModelId(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Ac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EP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Faul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orrelat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EPR( Ele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DAOImpl.setResponse( MessageDAO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Status( 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createMessage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setFailureType( FailureType failu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all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Instance( ProcessInstanceDAO 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Request( MessageDAO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ortType(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Invoc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Fault( QName fa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MessageExchangeDAOImpl( char direction , String messageE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setProcess( ProcessDAO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iped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rtnerLink( PartnerLinkDAO plink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InvocationStyle( InvocationStyle invocation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Failu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ipedMessageExchangeId( String piped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ipedPID( QName piped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Channel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AckType( AckType ac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Operation(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ttern( MessageExchange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rtnersKey( String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Callee( QName call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CorrelationStatus( String c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artnerLink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FaultExplanation( String 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artner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DAOImpl.getPiped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